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Math TeX Gyre" svg:font-family="'DejaVu Math TeX Gyre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49cm"/>
    </style:style>
    <style:style style:name="co8" style:family="table-column">
      <style:table-column-properties fo:break-before="auto" style:column-width="1.159cm"/>
    </style:style>
    <style:style style:name="co9" style:family="table-column">
      <style:table-column-properties fo:break-before="auto" style:column-width="1.277cm"/>
    </style:style>
    <style:style style:name="co10" style:family="table-column">
      <style:table-column-properties fo:break-before="auto" style:column-width="0.993cm"/>
    </style:style>
    <style:style style:name="co11" style:family="table-column">
      <style:table-column-properties fo:break-before="auto" style:column-width="1.041cm"/>
    </style:style>
    <style:style style:name="co12" style:family="table-column">
      <style:table-column-properties fo:break-before="auto" style:column-width="2.983cm"/>
    </style:style>
    <style:style style:name="co13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#ffaa95"/>
    </style:style>
    <style:style style:name="ce3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T1" style:family="text">
      <style:text-properties style:font-name="DejaVu Math TeX Gyre" style:font-name-asian="DejaVu Math TeX Gyre" style:font-name-complex="DejaVu Math TeX Gyre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ce7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table:formula="of:=0.7125" office:value-type="float" office:value="0.7125" calcext:value-type="float">
            <text:p>0.7125</text:p>
          </table:table-cell>
          <table:table-cell office:value-type="string" calcext:value-type="string" table:number-columns-spanned="10" table:number-rows-spanned="1">
            <text:p>Input activation on left edge of accented stem.</text:p>
          </table:table-cell>
          <table:covered-table-cell table:number-columns-repeated="9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pl</text:p>
          </table:table-cell>
          <table:table-cell table:formula="of:=0.5" office:value-type="float" office:value="0.5" calcext:value-type="float">
            <text:p>0.5</text:p>
          </table:table-cell>
          <table:table-cell office:value-type="string" calcext:value-type="string" table:number-columns-spanned="6" table:number-rows-spanned="1">
            <text:p>MaxPath left edge of Foot.</text:p>
          </table:table-cell>
          <table:covered-table-cell table:number-columns-repeated="5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pl</text:p>
          </table:table-cell>
          <table:table-cell table:formula="of:=-1.0625" office:value-type="float" office:value="-1.0625" calcext:value-type="float">
            <text:p>-1.0625</text:p>
          </table:table-cell>
          <table:table-cell office:value-type="string" calcext:value-type="string" table:number-columns-spanned="5" table:number-rows-spanned="1">
            <text:p>DepPath left edge of Foot.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l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 table:number-columns-spanned="5" table:number-rows-spanned="1">
            <text:p>Max lef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l</text:p>
          </table:table-cell>
          <table:table-cell table:formula="of:=-0.5" office:value-type="float" office:value="-0.5" calcext:value-type="float">
            <text:p>-0.5</text:p>
          </table:table-cell>
          <table:table-cell office:value-type="string" calcext:value-type="string" table:number-columns-spanned="5" table:number-rows-spanned="1">
            <text:p>Dep lef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r</text:p>
          </table:table-cell>
          <table:table-cell table:formula="of:=0.5" office:value-type="float" office:value="0.5" calcext:value-type="float">
            <text:p>0.5</text:p>
          </table:table-cell>
          <table:table-cell office:value-type="string" calcext:value-type="string" table:number-columns-spanned="4" table:number-rows-spanned="1">
            <text:p>Align Head Foot right</text:p>
          </table:table-cell>
          <table:covered-table-cell table:number-columns-repeated="3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pr</text:p>
          </table:table-cell>
          <table:table-cell table:formula="of:=-0.5" office:value-type="float" office:value="-0.5" calcext:value-type="float">
            <text:p>-0.5</text:p>
          </table:table-cell>
          <table:table-cell office:value-type="string" calcext:value-type="string" table:number-columns-spanned="5" table:number-rows-spanned="1">
            <text:p>DepPath righ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r</text:p>
          </table:table-cell>
          <table:table-cell table:formula="of:=-0.5" office:value-type="float" office:value="-0.5" calcext:value-type="float">
            <text:p>-0.5</text:p>
          </table:table-cell>
          <table:table-cell office:value-type="string" calcext:value-type="string" table:number-columns-spanned="5" table:number-rows-spanned="1">
            <text:p>Dep righ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pr</text:p>
          </table:table-cell>
          <table:table-cell table:formula="of:=0.5" office:value-type="float" office:value="0.5" calcext:value-type="float">
            <text:p>0.5</text:p>
          </table:table-cell>
          <table:table-cell office:value-type="string" calcext:value-type="string" table:number-columns-spanned="5" table:number-rows-spanned="1">
            <text:p>MaxPath righ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r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 table:number-columns-spanned="5" table:number-rows-spanned="1">
            <text:p>Max righ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l</text:p>
          </table:table-cell>
          <table:table-cell table:formula="of:=0.875" office:value-type="float" office:value="0.875" calcext:value-type="float">
            <text:p>0.875</text:p>
          </table:table-cell>
          <table:table-cell office:value-type="string" calcext:value-type="string" table:number-columns-spanned="10" table:number-rows-spanned="1">
            <text:p>Input activation on left edge of dominant “stressless” suffix.</text:p>
          </table:table-cell>
          <table:covered-table-cell table:number-columns-repeated="9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r</text:p>
          </table:table-cell>
          <table:table-cell table:formula="of:=0.4375" office:value-type="float" office:value="0.4375" calcext:value-type="float">
            <text:p>0.4375</text:p>
          </table:table-cell>
          <table:table-cell office:value-type="string" calcext:value-type="string" table:number-columns-spanned="10" table:number-rows-spanned="1">
            <text:p>Input activation on right edge of dominant “stressless” suffix.</text:p>
          </table:table-cell>
          <table:covered-table-cell table:number-columns-repeated="9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table:formula="of:=-0.1" office:value-type="float" office:value="-0.1" calcext:value-type="float">
            <text:p>-0.1</text:p>
          </table:table-cell>
          <table:table-cell office:value-type="string" calcext:value-type="string" table:number-columns-spanned="12" table:number-rows-spanned="1">
            <text:p>Uniformity (which ended up not being needed since coalescence was not necessary.)</text:p>
          </table:table-cell>
          <table:covered-table-cell table:number-columns-repeated="10"/>
          <table:covered-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ep_anch_left_stem</text:p>
          </table:table-cell>
          <table:table-cell table:formula="of:=-4" office:value-type="float" office:value="-4" calcext:value-type="float">
            <text:p>-4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nch_r_ft_edge</text:p>
          </table:table-cell>
          <table:table-cell table:formula="of:=-1.35" office:value-type="float" office:value="-1.35" calcext:value-type="float">
            <text:p>-1.35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formula="of:=0.375" office:value-type="float" office:value="0.375" calcext:value-type="float">
            <text:p>0.375</text:p>
          </table:table-cell>
          <table:table-cell office:value-type="string" calcext:value-type="string" table:number-columns-spanned="11" table:number-rows-spanned="1">
            <text:p>Input activation on right edge of recessive prestessing suffix.</text:p>
          </table:table-cell>
          <table:covered-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0.9375" office:value-type="float" office:value="0.9375" calcext:value-type="float">
            <text:p>0.9375</text:p>
          </table:table-cell>
          <table:table-cell office:value-type="string" calcext:value-type="string" table:number-columns-spanned="11" table:number-rows-spanned="1">
            <text:p>Input activation on right edge of dominant prestessing suffix.</text:p>
          </table:table-cell>
          <table:covered-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string" calcext:value-type="string" table:number-columns-spanned="11" table:number-rows-spanned="1">
            <text:p>Learning rate (not used in the tableaux.)</text:p>
          </table:table-cell>
          <table:covered-table-cell table:number-columns-repeated="10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The input form is shown in the leftmost cell in a row with a green line. Left and right brackets indicate where there is a Foot edge in the input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A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A <text:span text:style-name="T1">⟸</text:span></text:p>
          </table:table-cell>
          <table:table-cell table:formula="of:=A*ml" office:value-type="float" office:value="0.07125" calcext:value-type="float">
            <text:p>0.07125</text:p>
          </table:table-cell>
          <table:table-cell table:formula="of:=A*mpl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*(1-A)" office:value-type="float" office:value="-0.14375" calcext:value-type="float">
            <text:p>-0.1437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2" table:formula="of:=SUM([.B24:.M24])" office:value-type="float" office:value="-0.66546875" calcext:value-type="float">
            <text:p>-0.66546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A)</text:p>
          </table:table-cell>
          <table:table-cell table:formula="of:=A*ml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*(1-A)" office:value-type="float" office:value="-0.14375" calcext:value-type="float">
            <text:p>-0.1437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Default" table:formula="of:=SUM([.B25:.M25])" office:value-type="float" office:value="-1.27875" calcext:value-type="float">
            <text:p>-1.278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4" table:number-rows-spanned="1">
            <text:p>The winning candidate has better faithfulness to the input Foot at the left edge, which is enough to overcome the reward of Align R on the second candidate.</text:p>
          </table:table-cell>
          <table:covered-table-cell table:number-columns-repeated="12"/>
          <table:covered-table-cell table:style-name="Default"/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</text:p>
          </table:table-cell>
          <table:table-cell table:formula="of:=A*ml" office:value-type="float" office:value="0.07125" calcext:value-type="float">
            <text:p>0.07125</text:p>
          </table:table-cell>
          <table:table-cell table:formula="of:=A*mpl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3" table:formula="of:=SUM([.B29:.M29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 <text:s/>⟸</text:p>
          </table:table-cell>
          <table:table-cell table:formula="of:=A*ml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30:.M30])" office:value-type="float" office:value="-0.935" calcext:value-type="float">
            <text:p>-0.93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4" table:number-rows-spanned="1">
            <text:p>The right edge Foot input on the stressless suffix gives a reward to having that edge surface.</text:p>
          </table:table-cell>
          <table:covered-table-cell table:number-columns-repeated="12"/>
          <table:covered-table-cell table:style-name="Default"/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34:.M34])" office:value-type="float" office:value="-2.5625" calcext:value-type="float">
            <text:p>-2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 <text:s/>⟸</text:p>
          </table:table-cell>
          <table:table-cell table:formula="of:=A*ml" office:value-type="float" office:value="0.07125" calcext:value-type="float">
            <text:p>0.0712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35:.M35])" office:value-type="float" office:value="-0.85375" calcext:value-type="float">
            <text:p>-0.853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4" table:number-rows-spanned="1">
            <text:p>The right edge Foot input on the stressless suffix gives a reward to having that edge surface.</text:p>
          </table:table-cell>
          <table:covered-table-cell table:number-columns-repeated="12"/>
          <table:covered-table-cell table:style-name="Default"/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N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N</text:p>
          </table:table-cell>
          <table:table-cell table:formula="of:=A*ml" office:value-type="float" office:value="0.07125" calcext:value-type="float">
            <text:p>0.07125</text:p>
          </table:table-cell>
          <table:table-cell table:formula="of:=A*mpl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39:.M39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N</text:p>
          </table:table-cell>
          <table:table-cell table:formula="of:=A*ml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40:.M40])" office:value-type="float" office:value="-1.435" calcext:value-type="float">
            <text:p>-1.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N) ⟸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number-columns-repeated="2"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41:.M41])" office:value-type="float" office:value="0.0484375" calcext:value-type="float">
            <text:p>0.04843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20" table:number-rows-spanned="1">
            <text:p>Here, S promotes penult stress through its left Foot edge activation.</text:p>
          </table:table-cell>
          <table:covered-table-cell table:number-columns-repeated="12"/>
          <table:covered-table-cell table:style-name="Default"/>
          <table:covered-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(S)N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SN</text:p>
          </table:table-cell>
          <table:table-cell table:formula="of:=A*ml" office:value-type="float" office:value="0.07125" calcext:value-type="float">
            <text:p>0.07125</text:p>
          </table:table-cell>
          <table:table-cell table:formula="of:=A*mpl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45:.M45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SN</text:p>
          </table:table-cell>
          <table:table-cell table:formula="of:=A*ml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46:.M46])" office:value-type="float" office:value="-1.435" calcext:value-type="float">
            <text:p>-1.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S)N 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47:.M47])" office:value-type="float" office:value="-0.5609375" calcext:value-type="float">
            <text:p>-0.5609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S(SN) ⟸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48:.M48])" office:value-type="float" office:value="-0.4984375" calcext:value-type="float">
            <text:p>-0.49843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Again, S promotes penult stress through its right Foot edge activation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R)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RR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2"/>
          <table:table-cell table:formula="of:=dep_anch_l_stem" office:value-type="float" office:value="-4" calcext:value-type="float">
            <text:p>-4</text:p>
          </table:table-cell>
          <table:table-cell/>
          <table:table-cell table:formula="of:=SUM([.B52:.M52])" office:value-type="float" office:value="-6.5625" calcext:value-type="float">
            <text:p>-6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R)R<text:span text:style-name="T2">⟸</text:span>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number-columns-repeated="4"/>
          <table:table-cell table:style-name="ce2" table:formula="of:=SUM([.B53:.M53])" office:value-type="float" office:value="-1.9625" calcext:value-type="float">
            <text:p>-1.9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RR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RR" office:value-type="float" office:value="-0.50625" calcext:value-type="float">
            <text:p>-0.50625</text:p>
          </table:table-cell>
          <table:table-cell table:formula="of:=SUM([.B54:.M54])" office:value-type="float" office:value="-1.96875" calcext:value-type="float">
            <text:p>-1.968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The leftmost R promotes stess on the previous syllable through its right Foot edge activation. The second R causes the previous R to violate anch_rt_ft_edge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D)D)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DDR</text:p>
          </table:table-cell>
          <table:table-cell table:formula="of:=A*ml" office:value-type="float" office:value="0.07125" calcext:value-type="float">
            <text:p>0.07125</text:p>
          </table:table-cell>
          <table:table-cell table:formula="of:=A*mpl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58:.M58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D)DR<text:span text:style-name="T2">⟸</text:span></text:p>
          </table:table-cell>
          <table:table-cell table:formula="of:=A*ml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4"/>
          <table:table-cell table:style-name="ce2" table:formula="of:=SUM([.B59:.M59])" office:value-type="float" office:value="-0.635" calcext:value-type="float">
            <text:p>-0.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DD)R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3"/>
          <table:table-cell table:formula="of:=anch_r_ft_edge*D" office:value-type="float" office:value="-1.265625" calcext:value-type="float">
            <text:p>-1.265625</text:p>
          </table:table-cell>
          <table:table-cell table:formula="of:=SUM([.B60:.M60])" office:value-type="float" office:value="-2.328125" calcext:value-type="float">
            <text:p>-2.328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D(DR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/>
          <table:table-cell table:formula="of:=dr*(1-D)" office:value-type="float" office:value="-0.03125" calcext:value-type="float">
            <text:p>-0.0312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61:.M61])" office:value-type="float" office:value="-2.765625" calcext:value-type="float">
            <text:p>-2.7656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The leftmost D promotes stress on the previous syllable through its right Foot edge activation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R)D)D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RDD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65:.M65])" office:value-type="float" office:value="-2.5625" calcext:value-type="float">
            <text:p>-2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R)DD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number-columns-repeated="4"/>
          <table:table-cell table:formula="of:=SUM([.B66:.M66])" office:value-type="float" office:value="-1.625" calcext:value-type="float">
            <text:p>-1.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RD)D<text:span text:style-name="T2">⟸</text:span>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3"/>
          <table:table-cell table:formula="of:=anch_r_ft_edge*RR" office:value-type="float" office:value="-0.50625" calcext:value-type="float">
            <text:p>-0.50625</text:p>
          </table:table-cell>
          <table:table-cell table:style-name="ce2" table:formula="of:=SUM([.B67:.M67])" office:value-type="float" office:value="-1.56875" calcext:value-type="float">
            <text:p>-1.56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R(DD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68:.M68])" office:value-type="float" office:value="-1.828125" calcext:value-type="float">
            <text:p>-1.8281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Even though R is to the left of D, D wins at preaccenting because its greater input acitvation results in better Faithfulness to its right Foot edge (mpr and dpr) and it incurs a lower penalty on anch_r_ft_edge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N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NR</text:p>
          </table:table-cell>
          <table:table-cell table:formula="of:=ml*A" office:value-type="float" office:value="0.07125" calcext:value-type="float">
            <text:p>0.07125</text:p>
          </table:table-cell>
          <table:table-cell table:formula="of:=mpl*A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72:.M72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NR</text:p>
          </table:table-cell>
          <table:table-cell table:formula="of:=ml*A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73:.M73])" office:value-type="float" office:value="-1.435" calcext:value-type="float">
            <text:p>-1.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N)R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74:.M74])" office:value-type="float" office:value="-0.9984375" calcext:value-type="float">
            <text:p>-0.99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S(NR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75:.M75])" office:value-type="float" office:value="-0.9" calcext:value-type="float">
            <text:p>-0.9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S acts as a catalyst to boost the preaccenting effect of R by increasing the reward of mr and ml and reducting penalty of dr, compred to the next tableau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NN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NNR<text:span text:style-name="T2">⟸</text:span></text:p>
          </table:table-cell>
          <table:table-cell table:formula="of:=ml*A" office:value-type="float" office:value="0.07125" calcext:value-type="float">
            <text:p>0.07125</text:p>
          </table:table-cell>
          <table:table-cell table:formula="of:=mpl*A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2" table:formula="of:=SUM([.B79:.M79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N)NR</text:p>
          </table:table-cell>
          <table:table-cell table:formula="of:=ml*A" office:value-type="float" office:value="0.07125" calcext:value-type="float">
            <text:p>0.07125</text:p>
          </table:table-cell>
          <table:table-cell table:formula="of:=mpl*A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80:.M80])" office:value-type="float" office:value="-1.74125" calcext:value-type="float">
            <text:p>-1.74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NN)R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/>
          <table:table-cell table:formula="of:=dr*(1-RR)" office:value-type="float" office:value="-0.3125" calcext:value-type="float">
            <text:p>-0.3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81:.M81])" office:value-type="float" office:value="-2.3375" calcext:value-type="float">
            <text:p>-2.3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N(NR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formula="of:=SUM([.B82:.M82])" office:value-type="float" office:value="-1.4625" calcext:value-type="float">
            <text:p>-1.46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R does not have enough input activation on its own to compete with the effects of the left Foot activation of A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N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N<text:span text:style-name="T2">⟸</text:span></text:p>
          </table:table-cell>
          <table:table-cell table:formula="of:=ml*A" office:value-type="float" office:value="0.07125" calcext:value-type="float">
            <text:p>0.07125</text:p>
          </table:table-cell>
          <table:table-cell table:formula="of:=mpl*A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2" table:formula="of:=SUM([.B86:.M86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N)</text:p>
          </table:table-cell>
          <table:table-cell table:formula="of:=ml*A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formula="of:=SUM([.B87:.M87])" office:value-type="float" office:value="-1.635" calcext:value-type="float">
            <text:p>-1.63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There is no input activation in the suffix to compete with the left Foot edge of A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NN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N)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91:.M91])" office:value-type="float" office:value="-2.5625" calcext:value-type="float">
            <text:p>-2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NN)<text:span text:style-name="T2">⟸</text:span>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92:.M92])" office:value-type="float" office:value="-2.0625" calcext:value-type="float">
            <text:p>-2.06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With no Foot edge input activation anywhere, the winner is determined by the effects of Align Right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N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N)S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96:.M96])" office:value-type="float" office:value="-2.3" calcext:value-type="float">
            <text:p>-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NS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97:.M97])" office:value-type="float" office:value="-0.8375" calcext:value-type="float">
            <text:p>-0.83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S’s input left edge can surface on the left edge and its input right edge on the right edge of a final Foot, even if the left edge ends up in a different part of the suffix complex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NN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NNS</text:p>
          </table:table-cell>
          <table:table-cell table:formula="of:=ml*A" office:value-type="float" office:value="0.07125" calcext:value-type="float">
            <text:p>0.07125</text:p>
          </table:table-cell>
          <table:table-cell table:formula="of:=mpl*A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01:.M101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N)NS</text:p>
          </table:table-cell>
          <table:table-cell table:formula="of:=ml*A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02:.M102])" office:value-type="float" office:value="-2.09125" calcext:value-type="float">
            <text:p>-2.09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NN)S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03:.M103])" office:value-type="float" office:value="-1.775" calcext:value-type="float">
            <text:p>-1.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N(NS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104:.M104])" office:value-type="float" office:value="-0.8375" calcext:value-type="float">
            <text:p>-0.83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S again promotes penult stress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S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08:.M108])" office:value-type="float" office:value="-2.5625" calcext:value-type="float">
            <text:p>-2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S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09:.M109])" office:value-type="float" office:value="-1.8625" calcext:value-type="float">
            <text:p>-1.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SS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10:.M110])" office:value-type="float" office:value="-0.0609375000000001" calcext:value-type="float">
            <text:p>-0.06093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U has no input activation to compete with the effects fo S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N (hypothetical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14:.M114])" office:value-type="float" office:value="-2.5625" calcext:value-type="float">
            <text:p>-2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15:.M115])" office:value-type="float" office:value="-1.8625" calcext:value-type="float">
            <text:p>-1.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SN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16:.M116])" office:value-type="float" office:value="-0.4984375" calcext:value-type="float">
            <text:p>-0.4984375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(S)N (hypoth.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S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19:.M119])" office:value-type="float" office:value="-2.5625" calcext:value-type="float">
            <text:p>-2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S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20:.M120])" office:value-type="float" office:value="-1.8625" calcext:value-type="float">
            <text:p>-1.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SS)<text:span text:style-name="T2">N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121:.M121])" office:value-type="float" office:value="-0.5609375" calcext:value-type="float">
            <text:p>-0.5609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S(SN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22:.M122])" office:value-type="float" office:value="-0.4984375" calcext:value-type="float">
            <text:p>-0.49843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A series of Ss followed by a single recessive stressless affix can promote penuilt stress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NN (hypoth.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N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26:.M126])" office:value-type="float" office:value="-2.5625" calcext:value-type="float">
            <text:p>-2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N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27:.M127])" office:value-type="float" office:value="-1.8625" calcext:value-type="float">
            <text:p>-1.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SN)<text:span text:style-name="T2">N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128:.M128])" office:value-type="float" office:value="-0.9984375" calcext:value-type="float">
            <text:p>-0.99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S(NN)<text:span text:style-name="T2"> (wrong!!)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8" table:formula="of:=SUM([.B129:.M129])" office:value-type="float" office:value="-1.275" calcext:value-type="float">
            <text:p>-1.2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4" table:number-rows-spanned="1">
            <text:p>Inrerestingly, this form should be impossible according to the template in Dąbkowski (2021) table II., where 2 recessive stessless suffixes cannot follow a dominant stressless suffix.</text:p>
          </table:table-cell>
          <table:covered-table-cell table:number-columns-repeated="12"/>
          <table:covered-table-cell table:style-name="Default"/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S</text:p>
          </table:table-cell>
          <table:table-cell table:formula="of:=A*ml" office:value-type="float" office:value="0.07125" calcext:value-type="float">
            <text:p>0.07125</text:p>
          </table:table-cell>
          <table:table-cell table:formula="of:=A*mpl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33:.M133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S</text:p>
          </table:table-cell>
          <table:table-cell table:formula="of:=A*ml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34:.M134])" office:value-type="float" office:value="-1.435" calcext:value-type="float">
            <text:p>-1.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S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35:.M135])" office:value-type="float" office:value="-0.0609375000000001" calcext:value-type="float">
            <text:p>-0.06093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S has enough left and right Foot edge input activation to outdo the effects of A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R<text:span text:style-name="T2">⟸</text:span></text:p>
          </table:table-cell>
          <table:table-cell table:formula="of:=ml*A" office:value-type="float" office:value="0.07125" calcext:value-type="float">
            <text:p>0.07125</text:p>
          </table:table-cell>
          <table:table-cell table:formula="of:=mpl*A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2" table:formula="of:=SUM([.B139:.M139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R)</text:p>
          </table:table-cell>
          <table:table-cell table:formula="of:=ml*A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formula="of:=SUM([.B140:.M140])" office:value-type="float" office:value="-1.035" calcext:value-type="float">
            <text:p>-1.03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R does not have enough input activation on its own to compete with the effects of the left Foot activation of A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R)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RR<text:span text:style-name="T2">⟸</text:span></text:p>
          </table:table-cell>
          <table:table-cell table:formula="of:=ml*A" office:value-type="float" office:value="0.07125" calcext:value-type="float">
            <text:p>0.07125</text:p>
          </table:table-cell>
          <table:table-cell table:formula="of:=mpl*A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2" table:formula="of:=SUM([.B144:.M144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R)R</text:p>
          </table:table-cell>
          <table:table-cell table:formula="of:=ml*A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number-columns-repeated="4"/>
          <table:table-cell table:formula="of:=SUM([.B145:.M145])" office:value-type="float" office:value="-1.535" calcext:value-type="float">
            <text:p>-1.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RR)</text:p>
          </table:table-cell>
          <table:table-cell table:formula="of:=ml*A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RR" office:value-type="float" office:value="-0.50625" calcext:value-type="float">
            <text:p>-0.50625</text:p>
          </table:table-cell>
          <table:table-cell table:formula="of:=SUM([.B146:.M146])" office:value-type="float" office:value="-1.54125" calcext:value-type="float">
            <text:p>-1.541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R does not have enough input activation on its own to compete with the effects of the left Foot activation of A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R</text:p>
          </table:table-cell>
          <table:table-cell table:formula="of:=ml*A" office:value-type="float" office:value="0.07125" calcext:value-type="float">
            <text:p>0.07125</text:p>
          </table:table-cell>
          <table:table-cell table:formula="of:=mpl*A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50:.M150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R</text:p>
          </table:table-cell>
          <table:table-cell table:formula="of:=ml*A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51:.M151])" office:value-type="float" office:value="-1.435" calcext:value-type="float">
            <text:p>-1.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R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52:.M152])" office:value-type="float" office:value="-0.1234375" calcext:value-type="float">
            <text:p>-0.12343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S acts as a catalyst to boost the preaccenting effect of R by increasing the reward of mr and ml and reducting penalty of dr, compred to the next tableau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R)R) (hypo.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RR</text:p>
          </table:table-cell>
          <table:table-cell table:formula="of:=ml*A" office:value-type="float" office:value="0.07125" calcext:value-type="float">
            <text:p>0.07125</text:p>
          </table:table-cell>
          <table:table-cell table:formula="of:=mpl*A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56:.M156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RR</text:p>
          </table:table-cell>
          <table:table-cell table:formula="of:=ml*A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57:.M157])" office:value-type="float" office:value="-1.435" calcext:value-type="float">
            <text:p>-1.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R)<text:span text:style-name="T2">R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58:.M158])" office:value-type="float" office:value="-0.6234375" calcext:value-type="float">
            <text:p>-0.623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S(RR)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RR" office:value-type="float" office:value="-0.50625" calcext:value-type="float">
            <text:p>-0.50625</text:p>
          </table:table-cell>
          <table:table-cell table:formula="of:=SUM([.B159:.M159])" office:value-type="float" office:value="-1.40625" calcext:value-type="float">
            <text:p>-1.406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4" table:number-rows-spanned="1">
            <text:p>S does not preaccent even though it has a strong R Ft edge because of its strong L Ft edge which makes it want to postaccent.</text:p>
          </table:table-cell>
          <table:covered-table-cell table:number-columns-repeated="12"/>
          <table:covered-table-cell table:style-name="Default"/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D)D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DD</text:p>
          </table:table-cell>
          <table:table-cell table:formula="of:=A*ml" office:value-type="float" office:value="0.07125" calcext:value-type="float">
            <text:p>0.07125</text:p>
          </table:table-cell>
          <table:table-cell table:formula="of:=A*mpl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63:.M163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D)D<text:span text:style-name="T2">⟸</text:span></text:p>
          </table:table-cell>
          <table:table-cell table:formula="of:=A*ml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4"/>
          <table:table-cell table:style-name="ce2" table:formula="of:=SUM([.B164:.M164])" office:value-type="float" office:value="-0.635" calcext:value-type="float">
            <text:p>-0.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DD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165:.M165])" office:value-type="float" office:value="-1.828125" calcext:value-type="float">
            <text:p>-1.8281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The leftmost D promotes stress on the previous syllable through its right Foot edge activation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ND)D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NDD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69:.M169])" office:value-type="float" office:value="-2.5625" calcext:value-type="float">
            <text:p>-2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NDD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70:.M170])" office:value-type="float" office:value="-1.8625" calcext:value-type="float">
            <text:p>-1.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SN)DD</text:p>
          </table:table-cell>
          <table:table-cell table:formula="of:=ml*D" office:value-type="float" office:value="0.09375" calcext:value-type="float">
            <text:p>0.093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D)" office:value-type="float" office:value="-0.03125" calcext:value-type="float">
            <text:p>-0.031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D" office:value-type="float" office:value="0.09375" calcext:value-type="float">
            <text:p>0.09375</text:p>
          </table:table-cell>
          <table:table-cell/>
          <table:table-cell table:formula="of:=dr*(1-D)" office:value-type="float" office:value="-0.03125" calcext:value-type="float">
            <text:p>-0.03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171:.M171])" office:value-type="float" office:value="-0.6609375" calcext:value-type="float">
            <text:p>-0.6609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S(ND)D<text:span text:style-name="T2">⟸</text:span></text:p>
          </table:table-cell>
          <table:table-cell table:formula="of:=ml*D" office:value-type="float" office:value="0.09375" calcext:value-type="float">
            <text:p>0.09375</text:p>
          </table:table-cell>
          <table:table-cell/>
          <table:table-cell table:formula="of:=dl*(1-D)" office:value-type="float" office:value="-0.03125" calcext:value-type="float">
            <text:p>-0.03125</text:p>
          </table:table-cell>
          <table:table-cell table:formula="of:=dpl*(1-D)" office:value-type="float" office:value="-0.06640625" calcext:value-type="float">
            <text:p>-0.0664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4"/>
          <table:table-cell table:style-name="ce2" table:formula="of:=SUM([.B172:.M172])" office:value-type="float" office:value="0.49609375" calcext:value-type="float">
            <text:p>0.49609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SN(DD)</text:p>
          </table:table-cell>
          <table:table-cell table:formula="of:=ml*D" office:value-type="float" office:value="0.09375" calcext:value-type="float">
            <text:p>0.09375</text:p>
          </table:table-cell>
          <table:table-cell table:formula="of:=mpl*D" office:value-type="float" office:value="0.46875" calcext:value-type="float">
            <text:p>0.46875</text:p>
          </table:table-cell>
          <table:table-cell table:formula="of:=dl*(1-D)" office:value-type="float" office:value="-0.03125" calcext:value-type="float">
            <text:p>-0.03125</text:p>
          </table:table-cell>
          <table:table-cell table:formula="of:=dpl*(1-D)" office:value-type="float" office:value="-0.06640625" calcext:value-type="float">
            <text:p>-0.0664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173:.M173])" office:value-type="float" office:value="0.19921875" calcext:value-type="float">
            <text:p>0.199218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In spite of its right edge activation, S does not preaccent in preference to D partly because of D’s much higher right edge input activation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N(S)D)D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N)SDD</text:p>
          </table:table-cell>
          <table:table-cell table:formula="of:=ml*A" office:value-type="float" office:value="0.07125" calcext:value-type="float">
            <text:p>0.07125</text:p>
          </table:table-cell>
          <table:table-cell table:formula="of:=mpl*A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77:.M177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NS)DD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/>
          <table:table-cell table:formula="of:=mr*D" office:value-type="float" office:value="0.09375" calcext:value-type="float">
            <text:p>0.09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style-name="ce2" table:formula="of:=SUM([.B178:.M178])" office:value-type="float" office:value="0.025" calcext:value-type="float">
            <text:p>0.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(SD)D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179:.M179])" office:value-type="float" office:value="0.2390625" calcext:value-type="float">
            <text:p>0.239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(DD)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/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180:.M180])" office:value-type="float" office:value="-0.240625" calcext:value-type="float">
            <text:p>-0.2406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The margin by which D preaccents instead of S preaccenting is less than in the tableau above because the effects of A add a reward to ml in candidate (A(AS)NDD but it’s not enough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ND)D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NDD</text:p>
          </table:table-cell>
          <table:table-cell table:formula="of:=ml*A" office:value-type="float" office:value="0.07125" calcext:value-type="float">
            <text:p>0.07125</text:p>
          </table:table-cell>
          <table:table-cell table:formula="of:=mpl*A" office:value-type="float" office:value="0.35625" calcext:value-type="float">
            <text:p>0.35625</text:p>
          </table:table-cell>
          <table:table-cell table:formula="of:=dl*(1-A)" office:value-type="float" office:value="-0.14375" calcext:value-type="float">
            <text:p>-0.14375</text:p>
          </table:table-cell>
          <table:table-cell table:formula="of:=dpl*(1-A)" office:value-type="float" office:value="-0.30546875" calcext:value-type="float">
            <text:p>-0.3054687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84:.M184])" office:value-type="float" office:value="-1.02171875" calcext:value-type="float">
            <text:p>-1.0217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NDD</text:p>
          </table:table-cell>
          <table:table-cell table:formula="of:=ml*A" office:value-type="float" office:value="0.07125" calcext:value-type="float">
            <text:p>0.07125</text:p>
          </table:table-cell>
          <table:table-cell/>
          <table:table-cell table:formula="of:=dl*(1-A)" office:value-type="float" office:value="-0.14375" calcext:value-type="float">
            <text:p>-0.14375</text:p>
          </table:table-cell>
          <table:table-cell/>
          <table:table-cell table:formula="of:=mr*D" office:value-type="float" office:value="0.09375" calcext:value-type="float">
            <text:p>0.09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85:.M185])" office:value-type="float" office:value="-0.0725" calcext:value-type="float">
            <text:p>-0.0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N)DD</text:p>
          </table:table-cell>
          <table:table-cell table:formula="of:=ml*D" office:value-type="float" office:value="0.09375" calcext:value-type="float">
            <text:p>0.09375</text:p>
          </table:table-cell>
          <table:table-cell table:formula="of:=mpl*Sl" office:value-type="float" office:value="0.4375" calcext:value-type="float">
            <text:p>0.4375</text:p>
          </table:table-cell>
          <table:table-cell table:formula="of:=dl*(1-D)" office:value-type="float" office:value="-0.03125" calcext:value-type="float">
            <text:p>-0.031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D" office:value-type="float" office:value="0.09375" calcext:value-type="float">
            <text:p>0.09375</text:p>
          </table:table-cell>
          <table:table-cell/>
          <table:table-cell table:formula="of:=dr*(1-D)" office:value-type="float" office:value="-0.03125" calcext:value-type="float">
            <text:p>-0.03125</text:p>
          </table:table-cell>
          <table:table-cell table:number-columns-repeated="4"/>
          <table:table-cell table:formula="of:=anch_r_ft_edge*Sr" office:value-type="float" office:value="-0.590625" calcext:value-type="float">
            <text:p>-0.590625</text:p>
          </table:table-cell>
          <table:table-cell table:formula="of:=SUM([.B186:.M186])" office:value-type="float" office:value="-0.1609375" calcext:value-type="float">
            <text:p>-0.1609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S(ND)D<text:span text:style-name="T2">⟸</text:span></text:p>
          </table:table-cell>
          <table:table-cell table:formula="of:=ml*D" office:value-type="float" office:value="0.09375" calcext:value-type="float">
            <text:p>0.09375</text:p>
          </table:table-cell>
          <table:table-cell/>
          <table:table-cell table:formula="of:=dl*(1-D)" office:value-type="float" office:value="-0.03125" calcext:value-type="float">
            <text:p>-0.03125</text:p>
          </table:table-cell>
          <table:table-cell/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4"/>
          <table:table-cell table:style-name="ce2" table:formula="of:=SUM([.B187:.M187])" office:value-type="float" office:value="0.5625" calcext:value-type="float">
            <text:p>0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SN(DD)</text:p>
          </table:table-cell>
          <table:table-cell table:formula="of:=ml*D" office:value-type="float" office:value="0.09375" calcext:value-type="float">
            <text:p>0.09375</text:p>
          </table:table-cell>
          <table:table-cell/>
          <table:table-cell table:formula="of:=dl*(1-D)" office:value-type="float" office:value="-0.03125" calcext:value-type="float">
            <text:p>-0.03125</text:p>
          </table:table-cell>
          <table:table-cell/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188:.M188])" office:value-type="float" office:value="-0.203125" calcext:value-type="float">
            <text:p>-0.2031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The margin by which D preaccents instead of S preaccenting is less than in 2 tableaux above because the effects of A add a reward to ml in candidate (A(AS)NDD but it’s not enough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</table:table>
      <table:named-expressions>
        <table:named-range table:name="A" table:base-cell-address="$Sheet1.$B$1" table:cell-range-address="$Sheet1.$B$1"/>
        <table:named-range table:name="anch_r_ft_edge" table:base-cell-address="$Sheet1.$B$15" table:cell-range-address="$Sheet1.$B$15"/>
        <table:named-range table:name="ar" table:base-cell-address="$Sheet1.$B$6" table:cell-range-address="$Sheet1.$B$6"/>
        <table:named-range table:name="D" table:base-cell-address="$Sheet1.$I$35" table:cell-range-address="$Sheet1.$B$17"/>
        <table:named-range table:name="dep_anch_l_stem" table:base-cell-address="$Sheet1.$B$14" table:cell-range-address="$Sheet1.$B$14"/>
        <table:named-range table:name="dl" table:base-cell-address="$Sheet1.$B$5" table:cell-range-address="$Sheet1.$B$5"/>
        <table:named-range table:name="dpl" table:base-cell-address="$Sheet1.$B$3" table:cell-range-address="$Sheet1.$B$3"/>
        <table:named-range table:name="dpr" table:base-cell-address="$Sheet1.$B$7" table:cell-range-address="$Sheet1.$B$7"/>
        <table:named-range table:name="dr" table:base-cell-address="$Sheet1.$B$8" table:cell-range-address="$Sheet1.$B$8"/>
        <table:named-range table:name="lr" table:base-cell-address="$Sheet1.$B$18" table:cell-range-address="$Sheet1.$B$18"/>
        <table:named-range table:name="ml" table:base-cell-address="$Sheet1.$B$4" table:cell-range-address="$Sheet1.$B$4"/>
        <table:named-range table:name="mpl" table:base-cell-address="$Sheet1.$B$2" table:cell-range-address="$Sheet1.$B$2"/>
        <table:named-range table:name="mpr" table:base-cell-address="$Sheet1.$B$9" table:cell-range-address="$Sheet1.$B$9"/>
        <table:named-range table:name="mr" table:base-cell-address="$Sheet1.$B$10" table:cell-range-address="$Sheet1.$B$10"/>
        <table:named-range table:name="RR" table:base-cell-address="$Sheet1.$B$16" table:cell-range-address="$Sheet1.$B$16"/>
        <table:named-range table:name="Sl" table:base-cell-address="$Sheet1.$B$11" table:cell-range-address="$Sheet1.$B$11"/>
        <table:named-range table:name="Sr" table:base-cell-address="$Sheet1.$B$12" table:cell-range-address="$Sheet1.$B$12"/>
        <table:named-range table:name="u" table:base-cell-address="$Sheet1.$B$13" table:cell-range-address="$Sheet1.$B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Math TeX Gyre" svg:font-family="'DejaVu Math TeX Gyre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00-00-00</text:date>, <text:time style:data-style-name="N2" text:time-value="08:45:50.077513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6:15:26.555614555</meta:creation-date>
    <dc:date>2022-09-14T16:49:31.170619851</dc:date>
    <meta:editing-duration>PT1H33M25S</meta:editing-duration>
    <meta:editing-cycles>13</meta:editing-cycles>
    <meta:generator>LibreOffice/6.4.7.2$Linux_X86_64 LibreOffice_project/40$Build-2</meta:generator>
    <meta:document-statistic meta:table-count="1" meta:cell-count="1230" meta:object-count="0"/>
  </office:meta>
</office:document-meta>
</file>